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3.6665in"/>
    </style:style>
    <style:style style:name="co5" style:family="table-column">
      <style:table-column-properties fo:break-before="auto" style:column-width="2.4016in"/>
    </style:style>
    <style:style style:name="co6" style:family="table-column">
      <style:table-column-properties fo:break-before="auto" style:column-width="2.5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66ffff"/>
      <style:text-properties style:use-window-font-color="true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00cc"/>
    </style:style>
    <style:style style:name="ce6" style:family="table-cell" style:parent-style-name="Default">
      <style:table-cell-properties fo:background-color="#ff8080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00ccff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000000" fo:border="0.06pt solid #000000"/>
    </style:style>
    <style:style style:name="ce11" style:family="table-cell" style:parent-style-name="Default" style:data-style-name="N99">
      <style:table-cell-properties fo:background-color="#b2b2b2" fo:border="0.06pt solid #0000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2" table:number-columns-repeated="4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3"/>
        <table:table-column table:style-name="co5" table:default-cell-style-name="Default"/>
        <table:table-row table:style-name="ro1">
          <table:table-cell table:style-name="Default" office:value-type="string" calcext:value-type="string">
            <text:p>TLA_Low_CURRENT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TLA HIGH_CURRENT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scale</text:p>
          </table:table-cell>
          <table:table-cell table:style-name="Default" office:value-type="float" office:value="0.0026908233396633" calcext:value-type="float">
            <text:p>0.0026908233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cal_accuracy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7"/>
          <table:table-cell/>
        </table:table-row>
        <table:table-row table:style-name="ro1" table:number-rows-repeated="2">
          <table:table-cell table:style-name="Default" table:number-columns-repeated="9"/>
          <table:table-cell/>
        </table:table-row>
        <table:table-row table:style-name="ro1">
          <table:table-cell table:style-name="ce1" office:value-type="string" calcext:value-type="string">
            <text:p>UM3 INFO</text:p>
          </table:table-cell>
          <table:table-cell table:style-name="ce1" office:value-type="string" calcext:value-type="string">
            <text:p>Rogo </text:p>
          </table:table-cell>
          <table:table-cell table:style-name="ce1" office:value-type="string" calcext:value-type="string">
            <text:p>Irms (UM)</text:p>
          </table:table-cell>
          <table:table-cell table:style-name="ce1" office:value-type="string" calcext:value-type="string">
            <text:p>Slope</text:p>
          </table:table-cell>
          <table:table-cell table:style-name="ce1" office:value-type="string" calcext:value-type="string">
            <text:p>Adj. Iscale</text:p>
          </table:table-cell>
          <table:table-cell table:style-name="ce1" office:value-type="string" calcext:value-type="string">
            <text:p>Adj Irms</text:p>
          </table:table-cell>
          <table:table-cell table:style-name="ce1" office:value-type="string" calcext:value-type="string">
            <text:p>Irms (Um-cal)</text:p>
          </table:table-cell>
          <table:table-cell table:style-name="ce1"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300-0075-05, 1, RE44183467</text:p>
          </table:table-cell>
          <table:table-cell office:value-type="float" office:value="1" calcext:value-type="float">
            <text:p>1</text:p>
          </table:table-cell>
          <table:table-cell office:value-type="float" office:value="20.256594" calcext:value-type="float">
            <text:p>20.256594</text:p>
          </table:table-cell>
          <table:table-cell table:formula="of:=([.B$2]-[.B$1])/([.C9]-[.C8])" office:value-type="float" office:value="1.24714617709246" calcext:value-type="float">
            <text:p>1.2471461771</text:p>
          </table:table-cell>
          <table:table-cell table:formula="of:=[.B$3]*[.D8]" office:value-type="float" office:value="0.00335585004129225" calcext:value-type="float">
            <text:p>0.00335585</text:p>
          </table:table-cell>
          <table:table-cell table:formula="of:=[.C8]*[.$D8]" office:value-type="float" office:value="25.262933768014" calcext:value-type="float">
            <text:p>25.262933768</text:p>
          </table:table-cell>
          <table:table-cell office:value-type="float" office:value="25.16" calcext:value-type="float">
            <text:p>25.16</text:p>
          </table:table-cell>
          <table:table-cell table:style-name="ce11"/>
          <table:table-cell table:number-columns-repeated="2"/>
        </table:table-row>
        <table:table-row table:style-name="ro1">
          <table:table-cell table:number-columns-repeated="2"/>
          <table:table-cell office:value-type="float" office:value="481.309204" calcext:value-type="float">
            <text:p>481.309204</text:p>
          </table:table-cell>
          <table:table-cell table:style-name="ce10" table:number-columns-repeated="2"/>
          <table:table-cell table:formula="of:=[.C9]*[.$D8]" office:value-type="float" office:value="600.262933768014" calcext:value-type="float">
            <text:p>600.262933768</text:p>
          </table:table-cell>
          <table:table-cell office:value-type="float" office:value="598.89" calcext:value-type="float">
            <text:p>598.89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0.147236" calcext:value-type="float">
            <text:p>20.147236</text:p>
          </table:table-cell>
          <table:table-cell table:formula="of:=([.B$2]-[.B$1])/([.C11]-[.C10])" office:value-type="float" office:value="1.2545205037293" calcext:value-type="float">
            <text:p>1.2545205037</text:p>
          </table:table-cell>
          <table:table-cell table:formula="of:=[.B$3]*[.D10]" office:value-type="float" office:value="0.00337569305152095" calcext:value-type="float">
            <text:p>0.0033756931</text:p>
          </table:table-cell>
          <table:table-cell table:formula="of:=[.C10]*[.$D10]" office:value-type="float" office:value="25.275120655473" calcext:value-type="float">
            <text:p>25.2751206555</text:p>
          </table:table-cell>
          <table:table-cell office:value-type="float" office:value="25.12" calcext:value-type="float">
            <text:p>25.12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SD47180004</text:p>
          </table:table-cell>
          <table:table-cell table:style-name="ce7"/>
          <table:table-cell office:value-type="float" office:value="478.489685" calcext:value-type="float">
            <text:p>478.489685</text:p>
          </table:table-cell>
          <table:table-cell table:style-name="ce10" table:number-columns-repeated="2"/>
          <table:table-cell table:formula="of:=[.C11]*[.$D10]" office:value-type="float" office:value="600.275120655473" calcext:value-type="float">
            <text:p>600.2751206555</text:p>
          </table:table-cell>
          <table:table-cell office:value-type="float" office:value="598.81" calcext:value-type="float">
            <text:p>598.81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20.495607" calcext:value-type="float">
            <text:p>20.495607</text:p>
          </table:table-cell>
          <table:table-cell table:formula="of:=([.B$2]-[.B$1])/([.C13]-[.C12])" office:value-type="float" office:value="1.23391261481935" calcext:value-type="float">
            <text:p>1.2339126148</text:p>
          </table:table-cell>
          <table:table-cell table:formula="of:=[.B$3]*[.D12]" office:value-type="float" office:value="0.00332024086306088" calcext:value-type="float">
            <text:p>0.0033202409</text:p>
          </table:table-cell>
          <table:table-cell table:formula="of:=[.C12]*[.$D12]" office:value-type="float" office:value="25.2897880256798" calcext:value-type="float">
            <text:p>25.2897880257</text:p>
          </table:table-cell>
          <table:table-cell office:value-type="float" office:value="25.17" calcext:value-type="float">
            <text:p>25.17</text:p>
          </table:table-cell>
          <table:table-cell table:number-columns-repeated="3"/>
        </table:table-row>
        <table:table-row table:style-name="ro1">
          <table:table-cell/>
          <table:table-cell table:style-name="ce8"/>
          <table:table-cell office:value-type="float" office:value="486.49295" calcext:value-type="float">
            <text:p>486.49295</text:p>
          </table:table-cell>
          <table:table-cell table:style-name="ce10" table:number-columns-repeated="2"/>
          <table:table-cell table:formula="of:=[.C13]*[.$D12]" office:value-type="float" office:value="600.28978802568" calcext:value-type="float">
            <text:p>600.2897880257</text:p>
          </table:table-cell>
          <table:table-cell office:value-type="float" office:value="598.968" calcext:value-type="float">
            <text:p>598.96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00-0075-05, 1, RE44183482</text:p>
          </table:table-cell>
          <table:table-cell office:value-type="float" office:value="1" calcext:value-type="float">
            <text:p>1</text:p>
          </table:table-cell>
          <table:table-cell office:value-type="float" office:value="20.37" calcext:value-type="float">
            <text:p>20.37</text:p>
          </table:table-cell>
          <table:table-cell table:formula="of:=([.B$2]-[.B$1])/([.C15]-[.C14])" office:value-type="float" office:value="1.23834341955075" calcext:value-type="float">
            <text:p>1.2383434196</text:p>
          </table:table-cell>
          <table:table-cell table:formula="of:=[.B$3]*[.D14]" office:value-type="float" office:value="0.00333216337584562" calcext:value-type="float">
            <text:p>0.0033321634</text:p>
          </table:table-cell>
          <table:table-cell table:formula="of:=[.C14]*[.$D14]" office:value-type="float" office:value="25.2250554562488" calcext:value-type="float">
            <text:p>25.2250554562</text:p>
          </table:table-cell>
          <table:table-cell office:value-type="float" office:value="25.25" calcext:value-type="float">
            <text:p>25.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4.7" calcext:value-type="float">
            <text:p>484.7</text:p>
          </table:table-cell>
          <table:table-cell table:style-name="ce10" table:number-columns-repeated="2"/>
          <table:table-cell table:formula="of:=[.C15]*[.$D14]" office:value-type="float" office:value="600.225055456249" calcext:value-type="float">
            <text:p>600.2250554562</text:p>
          </table:table-cell>
          <table:table-cell office:value-type="float" office:value="598.62" calcext:value-type="float">
            <text:p>598.6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0.13" calcext:value-type="float">
            <text:p>20.13</text:p>
          </table:table-cell>
          <table:table-cell table:formula="of:=([.B$2]-[.B$1])/([.C17]-[.C16])" office:value-type="float" office:value="1.25413045137791" calcext:value-type="float">
            <text:p>1.2541304514</text:p>
          </table:table-cell>
          <table:table-cell table:formula="of:=[.B$3]*[.D16]" office:value-type="float" office:value="0.00337464348955014" calcext:value-type="float">
            <text:p>0.0033746435</text:p>
          </table:table-cell>
          <table:table-cell table:formula="of:=[.C16]*[.$D16]" office:value-type="float" office:value="25.2456459862373" calcext:value-type="float">
            <text:p>25.2456459862</text:p>
          </table:table-cell>
          <table:table-cell office:value-type="float" office:value="25.24" calcext:value-type="float">
            <text:p>25.24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SD47180003</text:p>
          </table:table-cell>
          <table:table-cell table:style-name="ce7"/>
          <table:table-cell office:value-type="float" office:value="478.615" calcext:value-type="float">
            <text:p>478.615</text:p>
          </table:table-cell>
          <table:table-cell table:style-name="ce10" table:number-columns-repeated="2"/>
          <table:table-cell table:formula="of:=[.C17]*[.$D16]" office:value-type="float" office:value="600.245645986237" calcext:value-type="float">
            <text:p>600.2456459862</text:p>
          </table:table-cell>
          <table:table-cell office:value-type="float" office:value="598.63" calcext:value-type="float">
            <text:p>598.63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20.01" calcext:value-type="float">
            <text:p>20.01</text:p>
          </table:table-cell>
          <table:table-cell table:formula="of:=([.B$2]-[.B$1])/([.C19]-[.C18])" office:value-type="float" office:value="1.25811484072266" calcext:value-type="float">
            <text:p>1.2581148407</text:p>
          </table:table-cell>
          <table:table-cell table:formula="of:=[.B$3]*[.D18]" office:value-type="float" office:value="0.00338536477739331" calcext:value-type="float">
            <text:p>0.0033853648</text:p>
          </table:table-cell>
          <table:table-cell table:formula="of:=[.C18]*[.$D18]" office:value-type="float" office:value="25.1748779628605" calcext:value-type="float">
            <text:p>25.1748779629</text:p>
          </table:table-cell>
          <table:table-cell office:value-type="float" office:value="25.25" calcext:value-type="float">
            <text:p>25.25</text:p>
          </table:table-cell>
          <table:table-cell table:number-columns-repeated="3"/>
        </table:table-row>
        <table:table-row table:style-name="ro1">
          <table:table-cell/>
          <table:table-cell table:style-name="ce8"/>
          <table:table-cell office:value-type="float" office:value="477.043" calcext:value-type="float">
            <text:p>477.043</text:p>
          </table:table-cell>
          <table:table-cell table:style-name="ce10" table:number-columns-repeated="2"/>
          <table:table-cell table:formula="of:=[.C19]*[.$D18]" office:value-type="float" office:value="600.17487796286" calcext:value-type="float">
            <text:p>600.1748779629</text:p>
          </table:table-cell>
          <table:table-cell office:value-type="float" office:value="598.568" calcext:value-type="float">
            <text:p>598.56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00-0075-05, 1, RE44183469</text:p>
          </table:table-cell>
          <table:table-cell office:value-type="float" office:value="1" calcext:value-type="float">
            <text:p>1</text:p>
          </table:table-cell>
          <table:table-cell office:value-type="float" office:value="20.2554" calcext:value-type="float">
            <text:p>20.2554</text:p>
          </table:table-cell>
          <table:table-cell table:formula="of:=([.B$2]-[.B$1])/([.C21]-[.C20])" office:value-type="float" office:value="1.2498788160974" calcext:value-type="float">
            <text:p>1.2498788161</text:p>
          </table:table-cell>
          <table:table-cell table:formula="of:=[.B$3]*[.D20]" office:value-type="float" office:value="0.00336320309010561" calcext:value-type="float">
            <text:p>0.0033632031</text:p>
          </table:table-cell>
          <table:table-cell table:formula="of:=[.C20]*[.$D20]" office:value-type="float" office:value="25.3167953715792" calcext:value-type="float">
            <text:p>25.3167953716</text:p>
          </table:table-cell>
          <table:table-cell office:value-type="float" office:value="25.242" calcext:value-type="float">
            <text:p>25.2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0.3" calcext:value-type="float">
            <text:p>480.3</text:p>
          </table:table-cell>
          <table:table-cell table:style-name="ce10" table:number-columns-repeated="2"/>
          <table:table-cell table:formula="of:=[.C21]*[.$D20]" office:value-type="float" office:value="600.316795371579" calcext:value-type="float">
            <text:p>600.3167953716</text:p>
          </table:table-cell>
          <table:table-cell office:value-type="float" office:value="599.2" calcext:value-type="float">
            <text:p>599.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0.161" calcext:value-type="float">
            <text:p>20.161</text:p>
          </table:table-cell>
          <table:table-cell table:formula="of:=([.B$2]-[.B$1])/([.C23]-[.C22])" office:value-type="float" office:value="1.25489682565664" calcext:value-type="float">
            <text:p>1.2548968257</text:p>
          </table:table-cell>
          <table:table-cell table:formula="of:=[.B$3]*[.D22]" office:value-type="float" office:value="0.00337670566734627" calcext:value-type="float">
            <text:p>0.0033767057</text:p>
          </table:table-cell>
          <table:table-cell table:formula="of:=[.C22]*[.$D22]" office:value-type="float" office:value="25.2999749020635" calcext:value-type="float">
            <text:p>25.2999749021</text:p>
          </table:table-cell>
          <table:table-cell office:value-type="float" office:value="25.24" calcext:value-type="float">
            <text:p>25.24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SD41780005</text:p>
          </table:table-cell>
          <table:table-cell table:style-name="ce7"/>
          <table:table-cell office:value-type="float" office:value="478.366" calcext:value-type="float">
            <text:p>478.366</text:p>
          </table:table-cell>
          <table:table-cell table:style-name="ce10" table:number-columns-repeated="2"/>
          <table:table-cell table:formula="of:=[.C23]*[.$D22]" office:value-type="float" office:value="600.299974902064" calcext:value-type="float">
            <text:p>600.2999749021</text:p>
          </table:table-cell>
          <table:table-cell office:value-type="float" office:value="599.28" calcext:value-type="float">
            <text:p>599.28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20.4" calcext:value-type="float">
            <text:p>20.4</text:p>
          </table:table-cell>
          <table:table-cell table:formula="of:=([.B$2]-[.B$1])/([.C25]-[.C24])" office:value-type="float" office:value="1.24070014327389" calcext:value-type="float">
            <text:p>1.2407001433</text:p>
          </table:table-cell>
          <table:table-cell table:formula="of:=[.B$3]*[.D24]" office:value-type="float" office:value="0.003338504903045" calcext:value-type="float">
            <text:p>0.0033385049</text:p>
          </table:table-cell>
          <table:table-cell table:formula="of:=[.C24]*[.$D24]" office:value-type="float" office:value="25.3102829227875" calcext:value-type="float">
            <text:p>25.3102829228</text:p>
          </table:table-cell>
          <table:table-cell office:value-type="float" office:value="25.245" calcext:value-type="float">
            <text:p>25.245</text:p>
          </table:table-cell>
          <table:table-cell table:number-columns-repeated="3"/>
        </table:table-row>
        <table:table-row table:style-name="ro1">
          <table:table-cell/>
          <table:table-cell table:style-name="ce8"/>
          <table:table-cell office:value-type="float" office:value="483.848" calcext:value-type="float">
            <text:p>483.848</text:p>
          </table:table-cell>
          <table:table-cell table:style-name="ce10" table:number-columns-repeated="2"/>
          <table:table-cell table:formula="of:=[.C25]*[.$D24]" office:value-type="float" office:value="600.310282922787" calcext:value-type="float">
            <text:p>600.3102829228</text:p>
          </table:table-cell>
          <table:table-cell office:value-type="float" office:value="599.2" calcext:value-type="float">
            <text:p>599.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00-0075-05, 1, RE44183447</text:p>
          </table:table-cell>
          <table:table-cell office:value-type="float" office:value="1" calcext:value-type="float">
            <text:p>1</text:p>
          </table:table-cell>
          <table:table-cell office:value-type="float" office:value="20.41554" calcext:value-type="float">
            <text:p>20.41554</text:p>
          </table:table-cell>
          <table:table-cell table:formula="of:=([.B$2]-[.B$1])/([.C27]-[.C26])" office:value-type="float" office:value="1.24054901219289" calcext:value-type="float">
            <text:p>1.2405490122</text:p>
          </table:table-cell>
          <table:table-cell table:formula="of:=[.B$3]*[.D26]" office:value-type="float" office:value="0.00333809823600489" calcext:value-type="float">
            <text:p>0.0033380982</text:p>
          </table:table-cell>
          <table:table-cell table:formula="of:=[.C26]*[.$D26]" office:value-type="float" office:value="25.3264779803845" calcext:value-type="float">
            <text:p>25.3264779804</text:p>
          </table:table-cell>
          <table:table-cell office:value-type="float" office:value="25.272" calcext:value-type="float">
            <text:p>25.2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3.92" calcext:value-type="float">
            <text:p>483.92</text:p>
          </table:table-cell>
          <table:table-cell table:style-name="ce10" table:number-columns-repeated="2"/>
          <table:table-cell table:formula="of:=[.C27]*[.$D26]" office:value-type="float" office:value="600.326477980385" calcext:value-type="float">
            <text:p>600.3264779804</text:p>
          </table:table-cell>
          <table:table-cell office:value-type="float" office:value="599.844482" calcext:value-type="float">
            <text:p>599.84448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0.3" calcext:value-type="float">
            <text:p>20.3</text:p>
          </table:table-cell>
          <table:table-cell table:formula="of:=([.B$2]-[.B$1])/([.C29]-[.C28])" office:value-type="float" office:value="1.24701800043375" calcext:value-type="float">
            <text:p>1.2470180004</text:p>
          </table:table-cell>
          <table:table-cell table:formula="of:=[.B$3]*[.D28]" office:value-type="float" office:value="0.00335550514054738" calcext:value-type="float">
            <text:p>0.0033555051</text:p>
          </table:table-cell>
          <table:table-cell table:formula="of:=[.C28]*[.$D28]" office:value-type="float" office:value="25.314465408805" calcext:value-type="float">
            <text:p>25.3144654088</text:p>
          </table:table-cell>
          <table:table-cell office:value-type="float" office:value="25.3" calcext:value-type="float">
            <text:p>25.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SD47180002</text:p>
          </table:table-cell>
          <table:table-cell table:style-name="ce7"/>
          <table:table-cell office:value-type="float" office:value="481.4" calcext:value-type="float">
            <text:p>481.4</text:p>
          </table:table-cell>
          <table:table-cell table:style-name="ce10" table:number-columns-repeated="2"/>
          <table:table-cell table:formula="of:=[.C29]*[.$D28]" office:value-type="float" office:value="600.314465408805" calcext:value-type="float">
            <text:p>600.3144654088</text:p>
          </table:table-cell>
          <table:table-cell office:value-type="float" office:value="599.864746" calcext:value-type="float">
            <text:p>599.864746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20.2" calcext:value-type="float">
            <text:p>20.2</text:p>
          </table:table-cell>
          <table:table-cell table:formula="of:=([.B$2]-[.B$1])/([.C31]-[.C30])" office:value-type="float" office:value="1.25280199242491" calcext:value-type="float">
            <text:p>1.2528019924</text:p>
          </table:table-cell>
          <table:table-cell table:formula="of:=[.B$3]*[.D30]" office:value-type="float" office:value="0.00337106884119364" calcext:value-type="float">
            <text:p>0.0033710688</text:p>
          </table:table-cell>
          <table:table-cell table:formula="of:=[.C30]*[.$D30]" office:value-type="float" office:value="25.3066002469833" calcext:value-type="float">
            <text:p>25.306600247</text:p>
          </table:table-cell>
          <table:table-cell office:value-type="float" office:value="25.233124" calcext:value-type="float">
            <text:p>25.233124</text:p>
          </table:table-cell>
          <table:table-cell table:number-columns-repeated="3"/>
        </table:table-row>
        <table:table-row table:style-name="ro1">
          <table:table-cell/>
          <table:table-cell table:style-name="ce8"/>
          <table:table-cell office:value-type="float" office:value="479.171173" calcext:value-type="float">
            <text:p>479.171173</text:p>
          </table:table-cell>
          <table:table-cell table:style-name="ce10" table:number-columns-repeated="2"/>
          <table:table-cell table:formula="of:=[.C31]*[.$D30]" office:value-type="float" office:value="600.306600246983" calcext:value-type="float">
            <text:p>600.306600247</text:p>
          </table:table-cell>
          <table:table-cell office:value-type="float" office:value="599.892944" calcext:value-type="float">
            <text:p>599.892944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33]-[.C32])" office:value-type="string" office:string-value="" calcext:value-type="error">
            <text:p>#DIV/0!</text:p>
          </table:table-cell>
          <table:table-cell table:formula="of:=[.B$3]*[.D32]" office:value-type="string" office:string-value="" calcext:value-type="error">
            <text:p>#DIV/0!</text:p>
          </table:table-cell>
          <table:table-cell table:formula="of:=[.C32]*[.$D3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33]*[.$D3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35]-[.C34])" office:value-type="string" office:string-value="" calcext:value-type="error">
            <text:p>#DIV/0!</text:p>
          </table:table-cell>
          <table:table-cell table:formula="of:=[.B$3]*[.D34]" office:value-type="string" office:string-value="" calcext:value-type="error">
            <text:p>#DIV/0!</text:p>
          </table:table-cell>
          <table:table-cell table:formula="of:=[.C34]*[.$D3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35]*[.$D3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37]-[.C36])" office:value-type="string" office:string-value="" calcext:value-type="error">
            <text:p>#DIV/0!</text:p>
          </table:table-cell>
          <table:table-cell table:formula="of:=[.B$3]*[.D36]" office:value-type="string" office:string-value="" calcext:value-type="error">
            <text:p>#DIV/0!</text:p>
          </table:table-cell>
          <table:table-cell table:formula="of:=[.C36]*[.$D3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37]*[.$D3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39]-[.C38])" office:value-type="string" office:string-value="" calcext:value-type="error">
            <text:p>#DIV/0!</text:p>
          </table:table-cell>
          <table:table-cell table:formula="of:=[.B$3]*[.D38]" office:value-type="string" office:string-value="" calcext:value-type="error">
            <text:p>#DIV/0!</text:p>
          </table:table-cell>
          <table:table-cell table:formula="of:=[.C38]*[.$D3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39]*[.$D3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41]-[.C40])" office:value-type="string" office:string-value="" calcext:value-type="error">
            <text:p>#DIV/0!</text:p>
          </table:table-cell>
          <table:table-cell table:formula="of:=[.B$3]*[.D40]" office:value-type="string" office:string-value="" calcext:value-type="error">
            <text:p>#DIV/0!</text:p>
          </table:table-cell>
          <table:table-cell table:formula="of:=[.C40]*[.$D4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41]*[.$D4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43]-[.C42])" office:value-type="string" office:string-value="" calcext:value-type="error">
            <text:p>#DIV/0!</text:p>
          </table:table-cell>
          <table:table-cell table:formula="of:=[.B$3]*[.D42]" office:value-type="string" office:string-value="" calcext:value-type="error">
            <text:p>#DIV/0!</text:p>
          </table:table-cell>
          <table:table-cell table:formula="of:=[.C42]*[.$D4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43]*[.$D4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45]-[.C44])" office:value-type="string" office:string-value="" calcext:value-type="error">
            <text:p>#DIV/0!</text:p>
          </table:table-cell>
          <table:table-cell table:formula="of:=[.B$3]*[.D44]" office:value-type="string" office:string-value="" calcext:value-type="error">
            <text:p>#DIV/0!</text:p>
          </table:table-cell>
          <table:table-cell table:formula="of:=[.C44]*[.$D4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45]*[.$D4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47]-[.C46])" office:value-type="string" office:string-value="" calcext:value-type="error">
            <text:p>#DIV/0!</text:p>
          </table:table-cell>
          <table:table-cell table:formula="of:=[.B$3]*[.D46]" office:value-type="string" office:string-value="" calcext:value-type="error">
            <text:p>#DIV/0!</text:p>
          </table:table-cell>
          <table:table-cell table:formula="of:=[.C46]*[.$D4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47]*[.$D4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49]-[.C48])" office:value-type="string" office:string-value="" calcext:value-type="error">
            <text:p>#DIV/0!</text:p>
          </table:table-cell>
          <table:table-cell table:formula="of:=[.B$3]*[.D48]" office:value-type="string" office:string-value="" calcext:value-type="error">
            <text:p>#DIV/0!</text:p>
          </table:table-cell>
          <table:table-cell table:formula="of:=[.C48]*[.$D4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49]*[.$D4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51]-[.C50])" office:value-type="string" office:string-value="" calcext:value-type="error">
            <text:p>#DIV/0!</text:p>
          </table:table-cell>
          <table:table-cell table:formula="of:=[.B$3]*[.D50]" office:value-type="string" office:string-value="" calcext:value-type="error">
            <text:p>#DIV/0!</text:p>
          </table:table-cell>
          <table:table-cell table:formula="of:=[.C50]*[.$D5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51]*[.$D5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53]-[.C52])" office:value-type="string" office:string-value="" calcext:value-type="error">
            <text:p>#DIV/0!</text:p>
          </table:table-cell>
          <table:table-cell table:formula="of:=[.B$3]*[.D52]" office:value-type="string" office:string-value="" calcext:value-type="error">
            <text:p>#DIV/0!</text:p>
          </table:table-cell>
          <table:table-cell table:formula="of:=[.C52]*[.$D5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53]*[.$D5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55]-[.C54])" office:value-type="string" office:string-value="" calcext:value-type="error">
            <text:p>#DIV/0!</text:p>
          </table:table-cell>
          <table:table-cell table:formula="of:=[.B$3]*[.D54]" office:value-type="string" office:string-value="" calcext:value-type="error">
            <text:p>#DIV/0!</text:p>
          </table:table-cell>
          <table:table-cell table:formula="of:=[.C54]*[.$D5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55]*[.$D5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57]-[.C56])" office:value-type="string" office:string-value="" calcext:value-type="error">
            <text:p>#DIV/0!</text:p>
          </table:table-cell>
          <table:table-cell table:formula="of:=[.B$3]*[.D56]" office:value-type="string" office:string-value="" calcext:value-type="error">
            <text:p>#DIV/0!</text:p>
          </table:table-cell>
          <table:table-cell table:formula="of:=[.C56]*[.$D5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57]*[.$D5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59]-[.C58])" office:value-type="string" office:string-value="" calcext:value-type="error">
            <text:p>#DIV/0!</text:p>
          </table:table-cell>
          <table:table-cell table:formula="of:=[.B$3]*[.D58]" office:value-type="string" office:string-value="" calcext:value-type="error">
            <text:p>#DIV/0!</text:p>
          </table:table-cell>
          <table:table-cell table:formula="of:=[.C58]*[.$D5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59]*[.$D5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61]-[.C60])" office:value-type="string" office:string-value="" calcext:value-type="error">
            <text:p>#DIV/0!</text:p>
          </table:table-cell>
          <table:table-cell table:formula="of:=[.B$3]*[.D60]" office:value-type="string" office:string-value="" calcext:value-type="error">
            <text:p>#DIV/0!</text:p>
          </table:table-cell>
          <table:table-cell table:formula="of:=[.C60]*[.$D6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61]*[.$D6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63]-[.C62])" office:value-type="string" office:string-value="" calcext:value-type="error">
            <text:p>#DIV/0!</text:p>
          </table:table-cell>
          <table:table-cell table:formula="of:=[.B$3]*[.D62]" office:value-type="string" office:string-value="" calcext:value-type="error">
            <text:p>#DIV/0!</text:p>
          </table:table-cell>
          <table:table-cell table:formula="of:=[.C62]*[.$D6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63]*[.$D6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65]-[.C64])" office:value-type="string" office:string-value="" calcext:value-type="error">
            <text:p>#DIV/0!</text:p>
          </table:table-cell>
          <table:table-cell table:formula="of:=[.B$3]*[.D64]" office:value-type="string" office:string-value="" calcext:value-type="error">
            <text:p>#DIV/0!</text:p>
          </table:table-cell>
          <table:table-cell table:formula="of:=[.C64]*[.$D6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65]*[.$D6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67]-[.C66])" office:value-type="string" office:string-value="" calcext:value-type="error">
            <text:p>#DIV/0!</text:p>
          </table:table-cell>
          <table:table-cell table:formula="of:=[.B$3]*[.D66]" office:value-type="string" office:string-value="" calcext:value-type="error">
            <text:p>#DIV/0!</text:p>
          </table:table-cell>
          <table:table-cell table:formula="of:=[.C66]*[.$D6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67]*[.$D6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69]-[.C68])" office:value-type="string" office:string-value="" calcext:value-type="error">
            <text:p>#DIV/0!</text:p>
          </table:table-cell>
          <table:table-cell table:formula="of:=[.B$3]*[.D68]" office:value-type="string" office:string-value="" calcext:value-type="error">
            <text:p>#DIV/0!</text:p>
          </table:table-cell>
          <table:table-cell table:formula="of:=[.C68]*[.$D6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69]*[.$D6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71]-[.C70])" office:value-type="string" office:string-value="" calcext:value-type="error">
            <text:p>#DIV/0!</text:p>
          </table:table-cell>
          <table:table-cell table:formula="of:=[.B$3]*[.D70]" office:value-type="string" office:string-value="" calcext:value-type="error">
            <text:p>#DIV/0!</text:p>
          </table:table-cell>
          <table:table-cell table:formula="of:=[.C70]*[.$D7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71]*[.$D7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73]-[.C72])" office:value-type="string" office:string-value="" calcext:value-type="error">
            <text:p>#DIV/0!</text:p>
          </table:table-cell>
          <table:table-cell table:formula="of:=[.B$3]*[.D72]" office:value-type="string" office:string-value="" calcext:value-type="error">
            <text:p>#DIV/0!</text:p>
          </table:table-cell>
          <table:table-cell table:formula="of:=[.C72]*[.$D7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73]*[.$D7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75]-[.C74])" office:value-type="string" office:string-value="" calcext:value-type="error">
            <text:p>#DIV/0!</text:p>
          </table:table-cell>
          <table:table-cell table:formula="of:=[.B$3]*[.D74]" office:value-type="string" office:string-value="" calcext:value-type="error">
            <text:p>#DIV/0!</text:p>
          </table:table-cell>
          <table:table-cell table:formula="of:=[.C74]*[.$D7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75]*[.$D7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77]-[.C76])" office:value-type="string" office:string-value="" calcext:value-type="error">
            <text:p>#DIV/0!</text:p>
          </table:table-cell>
          <table:table-cell table:formula="of:=[.B$3]*[.D76]" office:value-type="string" office:string-value="" calcext:value-type="error">
            <text:p>#DIV/0!</text:p>
          </table:table-cell>
          <table:table-cell table:formula="of:=[.C76]*[.$D7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77]*[.$D7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79]-[.C78])" office:value-type="string" office:string-value="" calcext:value-type="error">
            <text:p>#DIV/0!</text:p>
          </table:table-cell>
          <table:table-cell table:formula="of:=[.B$3]*[.D78]" office:value-type="string" office:string-value="" calcext:value-type="error">
            <text:p>#DIV/0!</text:p>
          </table:table-cell>
          <table:table-cell table:formula="of:=[.C78]*[.$D7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79]*[.$D7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81]-[.C80])" office:value-type="string" office:string-value="" calcext:value-type="error">
            <text:p>#DIV/0!</text:p>
          </table:table-cell>
          <table:table-cell table:formula="of:=[.B$3]*[.D80]" office:value-type="string" office:string-value="" calcext:value-type="error">
            <text:p>#DIV/0!</text:p>
          </table:table-cell>
          <table:table-cell table:formula="of:=[.C80]*[.$D8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81]*[.$D8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83]-[.C82])" office:value-type="string" office:string-value="" calcext:value-type="error">
            <text:p>#DIV/0!</text:p>
          </table:table-cell>
          <table:table-cell table:formula="of:=[.B$3]*[.D82]" office:value-type="string" office:string-value="" calcext:value-type="error">
            <text:p>#DIV/0!</text:p>
          </table:table-cell>
          <table:table-cell table:formula="of:=[.C82]*[.$D8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83]*[.$D8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85]-[.C84])" office:value-type="string" office:string-value="" calcext:value-type="error">
            <text:p>#DIV/0!</text:p>
          </table:table-cell>
          <table:table-cell table:formula="of:=[.B$3]*[.D84]" office:value-type="string" office:string-value="" calcext:value-type="error">
            <text:p>#DIV/0!</text:p>
          </table:table-cell>
          <table:table-cell table:formula="of:=[.C84]*[.$D8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85]*[.$D8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87]-[.C86])" office:value-type="string" office:string-value="" calcext:value-type="error">
            <text:p>#DIV/0!</text:p>
          </table:table-cell>
          <table:table-cell table:formula="of:=[.B$3]*[.D86]" office:value-type="string" office:string-value="" calcext:value-type="error">
            <text:p>#DIV/0!</text:p>
          </table:table-cell>
          <table:table-cell table:formula="of:=[.C86]*[.$D8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87]*[.$D8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89]-[.C88])" office:value-type="string" office:string-value="" calcext:value-type="error">
            <text:p>#DIV/0!</text:p>
          </table:table-cell>
          <table:table-cell table:formula="of:=[.B$3]*[.D88]" office:value-type="string" office:string-value="" calcext:value-type="error">
            <text:p>#DIV/0!</text:p>
          </table:table-cell>
          <table:table-cell table:formula="of:=[.C88]*[.$D8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89]*[.$D8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91]-[.C90])" office:value-type="string" office:string-value="" calcext:value-type="error">
            <text:p>#DIV/0!</text:p>
          </table:table-cell>
          <table:table-cell table:formula="of:=[.B$3]*[.D90]" office:value-type="string" office:string-value="" calcext:value-type="error">
            <text:p>#DIV/0!</text:p>
          </table:table-cell>
          <table:table-cell table:formula="of:=[.C90]*[.$D9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91]*[.$D9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93]-[.C92])" office:value-type="string" office:string-value="" calcext:value-type="error">
            <text:p>#DIV/0!</text:p>
          </table:table-cell>
          <table:table-cell table:formula="of:=[.B$3]*[.D92]" office:value-type="string" office:string-value="" calcext:value-type="error">
            <text:p>#DIV/0!</text:p>
          </table:table-cell>
          <table:table-cell table:formula="of:=[.C92]*[.$D9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93]*[.$D9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95]-[.C94])" office:value-type="string" office:string-value="" calcext:value-type="error">
            <text:p>#DIV/0!</text:p>
          </table:table-cell>
          <table:table-cell table:formula="of:=[.B$3]*[.D94]" office:value-type="string" office:string-value="" calcext:value-type="error">
            <text:p>#DIV/0!</text:p>
          </table:table-cell>
          <table:table-cell table:formula="of:=[.C94]*[.$D9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95]*[.$D9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97]-[.C96])" office:value-type="string" office:string-value="" calcext:value-type="error">
            <text:p>#DIV/0!</text:p>
          </table:table-cell>
          <table:table-cell table:formula="of:=[.B$3]*[.D96]" office:value-type="string" office:string-value="" calcext:value-type="error">
            <text:p>#DIV/0!</text:p>
          </table:table-cell>
          <table:table-cell table:formula="of:=[.C96]*[.$D9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97]*[.$D9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99]-[.C98])" office:value-type="string" office:string-value="" calcext:value-type="error">
            <text:p>#DIV/0!</text:p>
          </table:table-cell>
          <table:table-cell table:formula="of:=[.B$3]*[.D98]" office:value-type="string" office:string-value="" calcext:value-type="error">
            <text:p>#DIV/0!</text:p>
          </table:table-cell>
          <table:table-cell table:formula="of:=[.C98]*[.$D9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99]*[.$D9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101]-[.C100])" office:value-type="string" office:string-value="" calcext:value-type="error">
            <text:p>#DIV/0!</text:p>
          </table:table-cell>
          <table:table-cell table:formula="of:=[.B$3]*[.D100]" office:value-type="string" office:string-value="" calcext:value-type="error">
            <text:p>#DIV/0!</text:p>
          </table:table-cell>
          <table:table-cell table:formula="of:=[.C100]*[.$D10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101]*[.$D10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103]-[.C102])" office:value-type="string" office:string-value="" calcext:value-type="error">
            <text:p>#DIV/0!</text:p>
          </table:table-cell>
          <table:table-cell table:formula="of:=[.B$3]*[.D102]" office:value-type="string" office:string-value="" calcext:value-type="error">
            <text:p>#DIV/0!</text:p>
          </table:table-cell>
          <table:table-cell table:formula="of:=[.C102]*[.$D10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103]*[.$D10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105]-[.C104])" office:value-type="string" office:string-value="" calcext:value-type="error">
            <text:p>#DIV/0!</text:p>
          </table:table-cell>
          <table:table-cell table:formula="of:=[.B$3]*[.D104]" office:value-type="string" office:string-value="" calcext:value-type="error">
            <text:p>#DIV/0!</text:p>
          </table:table-cell>
          <table:table-cell table:formula="of:=[.C104]*[.$D10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105]*[.$D10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107]-[.C106])" office:value-type="string" office:string-value="" calcext:value-type="error">
            <text:p>#DIV/0!</text:p>
          </table:table-cell>
          <table:table-cell table:formula="of:=[.B$3]*[.D106]" office:value-type="string" office:string-value="" calcext:value-type="error">
            <text:p>#DIV/0!</text:p>
          </table:table-cell>
          <table:table-cell table:formula="of:=[.C106]*[.$D10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107]*[.$D10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109]-[.C108])" office:value-type="string" office:string-value="" calcext:value-type="error">
            <text:p>#DIV/0!</text:p>
          </table:table-cell>
          <table:table-cell table:formula="of:=[.B$3]*[.D108]" office:value-type="string" office:string-value="" calcext:value-type="error">
            <text:p>#DIV/0!</text:p>
          </table:table-cell>
          <table:table-cell table:formula="of:=[.C108]*[.$D10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109]*[.$D108]" office:value-type="string" office:string-value="" calcext:value-type="error">
            <text:p>#DIV/0!</text:p>
          </table:table-cell>
          <table:table-cell table:number-columns-repeated="4"/>
        </table:table-row>
      </table:table>
      <table:table table:name="Sheet2" table:style-name="ta1">
        <table:table-column table:style-name="co6" table:default-cell-style-name="ce3"/>
        <table:table-column table:style-name="co2" table:default-cell-style-name="ce6"/>
        <table:table-column table:style-name="co2" table:number-columns-repeated="6" table:default-cell-style-name="ce9"/>
        <table:table-row table:style-name="ro1">
          <table:table-cell table:style-name="Default" office:value-type="string" calcext:value-type="string">
            <text:p>TLA_Low_CURRENT</text:p>
          </table:table-cell>
          <table:table-cell table:style-name="Default" office:value-type="float" office:value="25" calcext:value-type="float">
            <text:p>25</text:p>
          </table:table-cell>
          <table:table-cell table:style-name="ce1" table:number-columns-repeated="6"/>
        </table:table-row>
        <table:table-row table:style-name="ro1">
          <table:table-cell table:style-name="Default" office:value-type="string" calcext:value-type="string">
            <text:p>TLA HIGH_CURRENT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" table:number-columns-repeated="6"/>
        </table:table-row>
        <table:table-row table:style-name="ro1">
          <table:table-cell table:style-name="Default" office:value-type="string" calcext:value-type="string">
            <text:p>Iscale</text:p>
          </table:table-cell>
          <table:table-cell table:style-name="Default" office:value-type="float" office:value="0.0026908233396633" calcext:value-type="float">
            <text:p>0.0026908233</text:p>
          </table:table-cell>
          <table:table-cell table:style-name="ce1" table:number-columns-repeated="6"/>
        </table:table-row>
        <table:table-row table:style-name="ro1">
          <table:table-cell table:style-name="Default" office:value-type="string" calcext:value-type="string">
            <text:p>cal_accuracy</text:p>
          </table:table-cell>
          <table:table-cell table:style-name="Default" office:value-type="float" office:value="3" calcext:value-type="float">
            <text:p>3</text:p>
          </table:table-cell>
          <table:table-cell table:style-name="ce1" table:number-columns-repeated="6"/>
        </table:table-row>
        <table:table-row table:style-name="ro1"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UM3 INFO</text:p>
          </table:table-cell>
          <table:table-cell table:style-name="ce1" office:value-type="string" calcext:value-type="string">
            <text:p>Rogo </text:p>
          </table:table-cell>
          <table:table-cell table:style-name="ce1" office:value-type="string" calcext:value-type="string">
            <text:p>Irms (UM)</text:p>
          </table:table-cell>
          <table:table-cell table:style-name="ce1" office:value-type="string" calcext:value-type="string">
            <text:p>Slope</text:p>
          </table:table-cell>
          <table:table-cell table:style-name="ce1" office:value-type="string" calcext:value-type="string">
            <text:p>Adj. Iscale</text:p>
          </table:table-cell>
          <table:table-cell table:style-name="ce1" office:value-type="string" calcext:value-type="string">
            <text:p>Adj Irms</text:p>
          </table:table-cell>
          <table:table-cell table:style-name="ce1" office:value-type="string" calcext:value-type="string">
            <text:p>Irms (Um-cal)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table:style-name="ce2" office:value-type="string" calcext:value-type="string">
            <text:p>300-0075-05, 1, RE44183482</text:p>
          </table:table-cell>
          <table:table-cell office:value-type="float" office:value="1" calcext:value-type="float">
            <text:p>1</text:p>
          </table:table-cell>
          <table:table-cell office:value-type="float" office:value="20.3115" calcext:value-type="float">
            <text:p>20.3115</text:p>
          </table:table-cell>
          <table:table-cell table:formula="of:=([.B$2]-[.B$1])/([.C8]-[.C7])" office:value-type="float" office:value="1.23880666809341" calcext:value-type="float">
            <text:p>1.2388066681</text:p>
          </table:table-cell>
          <table:table-cell table:formula="of:=[.B$3]*[.D7]" office:value-type="float" office:value="0.00333340989583628" calcext:value-type="float">
            <text:p>0.0033334099</text:p>
          </table:table-cell>
          <table:table-cell table:formula="of:=[.C7]*[.$D7]" office:value-type="float" office:value="25.1620216389794" calcext:value-type="float">
            <text:p>25.162021639</text:p>
          </table:table-cell>
          <table:table-cell office:value-type="float" office:value="25.2388993" calcext:value-type="float">
            <text:p>25.2388993</text:p>
          </table:table-cell>
          <table:table-cell table:style-name="ce11"/>
        </table:table-row>
        <table:table-row table:style-name="ro1">
          <table:table-cell table:number-columns-repeated="2"/>
          <table:table-cell office:value-type="float" office:value="484.467865" calcext:value-type="float">
            <text:p>484.467865</text:p>
          </table:table-cell>
          <table:table-cell table:style-name="ce10" table:number-columns-repeated="2"/>
          <table:table-cell table:formula="of:=[.C8]*[.$D7]" office:value-type="float" office:value="600.162021638979" calcext:value-type="float">
            <text:p>600.162021639</text:p>
          </table:table-cell>
          <table:table-cell office:value-type="float" office:value="599.954" calcext:value-type="float">
            <text:p>599.954</text:p>
          </table:table-cell>
          <table:table-cell table:style-name="ce11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0.343554" calcext:value-type="float">
            <text:p>20.343554</text:p>
          </table:table-cell>
          <table:table-cell table:formula="of:=([.B$2]-[.B$1])/([.C10]-[.C9])" office:value-type="float" office:value="1.23547658066476" calcext:value-type="float">
            <text:p>1.2354765807</text:p>
          </table:table-cell>
          <table:table-cell table:formula="of:=[.B$3]*[.D9]" office:value-type="float" office:value="0.00332444921886015" calcext:value-type="float">
            <text:p>0.0033244492</text:p>
          </table:table-cell>
          <table:table-cell table:formula="of:=[.C9]*[.$D9]" office:value-type="float" office:value="25.1339845344889" calcext:value-type="float">
            <text:p>25.1339845345</text:p>
          </table:table-cell>
          <table:table-cell office:value-type="float" office:value="25.210789" calcext:value-type="float">
            <text:p>25.210789</text:p>
          </table:table-cell>
          <table:table-cell/>
        </table:table-row>
        <table:table-row table:style-name="ro1">
          <table:table-cell table:style-name="ce5" office:value-type="string" calcext:value-type="string">
            <text:p>SD47180003</text:p>
          </table:table-cell>
          <table:table-cell table:style-name="ce7"/>
          <table:table-cell office:value-type="float" office:value="485.751" calcext:value-type="float">
            <text:p>485.751</text:p>
          </table:table-cell>
          <table:table-cell table:style-name="ce10" table:number-columns-repeated="2"/>
          <table:table-cell table:formula="of:=[.C10]*[.$D9]" office:value-type="float" office:value="600.133984534489" calcext:value-type="float">
            <text:p>600.1339845345</text:p>
          </table:table-cell>
          <table:table-cell office:value-type="float" office:value="599.89" calcext:value-type="float">
            <text:p>599.89</text:p>
          </table:table-cell>
          <table:table-cell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19.9" calcext:value-type="float">
            <text:p>19.9</text:p>
          </table:table-cell>
          <table:table-cell table:formula="of:=([.B$2]-[.B$1])/([.C12]-[.C11])" office:value-type="float" office:value="1.2615551707059" calcext:value-type="float">
            <text:p>1.2615551707</text:p>
          </table:table-cell>
          <table:table-cell table:formula="of:=[.B$3]*[.D11]" office:value-type="float" office:value="0.00339462209760836" calcext:value-type="float">
            <text:p>0.0033946221</text:p>
          </table:table-cell>
          <table:table-cell table:formula="of:=[.C11]*[.$D11]" office:value-type="float" office:value="25.1049478970474" calcext:value-type="float">
            <text:p>25.104947897</text:p>
          </table:table-cell>
          <table:table-cell office:value-type="float" office:value="25.199123" calcext:value-type="float">
            <text:p>25.199123</text:p>
          </table:table-cell>
          <table:table-cell/>
        </table:table-row>
        <table:table-row table:style-name="ro1">
          <table:table-cell/>
          <table:table-cell table:style-name="ce8"/>
          <table:table-cell office:value-type="float" office:value="475.686646" calcext:value-type="float">
            <text:p>475.686646</text:p>
          </table:table-cell>
          <table:table-cell table:style-name="ce10" table:number-columns-repeated="2"/>
          <table:table-cell table:formula="of:=[.C12]*[.$D11]" office:value-type="float" office:value="600.104947897047" calcext:value-type="float">
            <text:p>600.104947897</text:p>
          </table:table-cell>
          <table:table-cell office:value-type="float" office:value="599.849854" calcext:value-type="float">
            <text:p>599.849854</text:p>
          </table:table-cell>
          <table:table-cell/>
        </table:table-row>
        <table:table-row table:style-name="ro1">
          <table:table-cell table:style-name="ce2" office:value-type="string" calcext:value-type="string">
            <text:p>300-0075-05, 1, RE44183447</text:p>
          </table:table-cell>
          <table:table-cell office:value-type="float" office:value="1" calcext:value-type="float">
            <text:p>1</text:p>
          </table:table-cell>
          <table:table-cell office:value-type="float" office:value="20.2" calcext:value-type="float">
            <text:p>20.2</text:p>
          </table:table-cell>
          <table:table-cell table:formula="of:=([.B$2]-[.B$1])/([.C14]-[.C13])" office:value-type="float" office:value="1.24837168910117" calcext:value-type="float">
            <text:p>1.2483716891</text:p>
          </table:table-cell>
          <table:table-cell table:formula="of:=[.B$3]*[.D13]" office:value-type="float" office:value="0.00335914767760833" calcext:value-type="float">
            <text:p>0.0033591477</text:p>
          </table:table-cell>
          <table:table-cell table:formula="of:=[.C13]*[.$D13]" office:value-type="float" office:value="25.2171081198437" calcext:value-type="float">
            <text:p>25.2171081198</text:p>
          </table:table-cell>
          <table:table-cell office:value-type="float" office:value="25.249315" calcext:value-type="float">
            <text:p>25.2493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0.8" calcext:value-type="float">
            <text:p>480.8</text:p>
          </table:table-cell>
          <table:table-cell table:style-name="ce10" table:number-columns-repeated="2"/>
          <table:table-cell table:formula="of:=[.C14]*[.$D13]" office:value-type="float" office:value="600.217108119844" calcext:value-type="float">
            <text:p>600.2171081198</text:p>
          </table:table-cell>
          <table:table-cell office:value-type="float" office:value="600.09" calcext:value-type="float">
            <text:p>600.09</text:p>
          </table:table-cell>
          <table:table-cell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0.14379" calcext:value-type="float">
            <text:p>20.14379</text:p>
          </table:table-cell>
          <table:table-cell table:formula="of:=([.B$2]-[.B$1])/([.C16]-[.C15])" office:value-type="float" office:value="1.24954850552804" calcext:value-type="float">
            <text:p>1.2495485055</text:p>
          </table:table-cell>
          <table:table-cell table:formula="of:=[.B$3]*[.D15]" office:value-type="float" office:value="0.00336231428271623" calcext:value-type="float">
            <text:p>0.0033623143</text:p>
          </table:table-cell>
          <table:table-cell table:formula="of:=[.C15]*[.$D15]" office:value-type="float" office:value="25.1706426901706" calcext:value-type="float">
            <text:p>25.1706426902</text:p>
          </table:table-cell>
          <table:table-cell office:value-type="float" office:value="25.21" calcext:value-type="float">
            <text:p>25.21</text:p>
          </table:table-cell>
          <table:table-cell/>
        </table:table-row>
        <table:table-row table:style-name="ro1">
          <table:table-cell table:style-name="ce5" office:value-type="string" calcext:value-type="string">
            <text:p>SD47180002</text:p>
          </table:table-cell>
          <table:table-cell table:style-name="ce7"/>
          <table:table-cell office:value-type="float" office:value="480.31" calcext:value-type="float">
            <text:p>480.31</text:p>
          </table:table-cell>
          <table:table-cell table:style-name="ce10" table:number-columns-repeated="2"/>
          <table:table-cell table:formula="of:=[.C16]*[.$D15]" office:value-type="float" office:value="600.170642690171" calcext:value-type="float">
            <text:p>600.1706426902</text:p>
          </table:table-cell>
          <table:table-cell office:value-type="float" office:value="599.982117" calcext:value-type="float">
            <text:p>599.982117</text:p>
          </table:table-cell>
          <table:table-cell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20.33654" calcext:value-type="float">
            <text:p>20.33654</text:p>
          </table:table-cell>
          <table:table-cell table:formula="of:=([.B$2]-[.B$1])/([.C18]-[.C17])" office:value-type="float" office:value="1.23929502346966" calcext:value-type="float">
            <text:p>1.2392950235</text:p>
          </table:table-cell>
          <table:table-cell table:formula="of:=[.B$3]*[.D17]" office:value-type="float" office:value="0.00333472397388074" calcext:value-type="float">
            <text:p>0.003334724</text:p>
          </table:table-cell>
          <table:table-cell table:formula="of:=[.C17]*[.$D17]" office:value-type="float" office:value="25.2029728165917" calcext:value-type="float">
            <text:p>25.2029728166</text:p>
          </table:table-cell>
          <table:table-cell office:value-type="float" office:value="25.221327" calcext:value-type="float">
            <text:p>25.221327</text:p>
          </table:table-cell>
          <table:table-cell/>
        </table:table-row>
        <table:table-row table:style-name="ro1">
          <table:table-cell/>
          <table:table-cell table:style-name="ce8"/>
          <table:table-cell office:value-type="float" office:value="484.31" calcext:value-type="float">
            <text:p>484.31</text:p>
          </table:table-cell>
          <table:table-cell table:style-name="ce10" table:number-columns-repeated="2"/>
          <table:table-cell table:formula="of:=[.C18]*[.$D17]" office:value-type="float" office:value="600.202972816592" calcext:value-type="float">
            <text:p>600.2029728166</text:p>
          </table:table-cell>
          <table:table-cell office:value-type="float" office:value="600.061523" calcext:value-type="float">
            <text:p>600.061523</text:p>
          </table:table-cell>
          <table:table-cell/>
        </table:table-row>
        <table:table-row table:style-name="ro1">
          <table:table-cell table:style-name="ce2" office:value-type="string" calcext:value-type="string">
            <text:p>300-0075-05, 1, RE44183467</text:p>
          </table:table-cell>
          <table:table-cell office:value-type="float" office:value="1" calcext:value-type="float">
            <text:p>1</text:p>
          </table:table-cell>
          <table:table-cell office:value-type="float" office:value="19.3176" calcext:value-type="float">
            <text:p>19.3176</text:p>
          </table:table-cell>
          <table:table-cell table:formula="of:=([.B$2]-[.B$1])/([.C20]-[.C19])" office:value-type="float" office:value="1.29319241875098" calcext:value-type="float">
            <text:p>1.2931924188</text:p>
          </table:table-cell>
          <table:table-cell table:formula="of:=[.B$3]*[.D19]" office:value-type="float" office:value="0.00347975234305077" calcext:value-type="float">
            <text:p>0.0034797523</text:p>
          </table:table-cell>
          <table:table-cell table:formula="of:=[.C19]*[.$D19]" office:value-type="float" office:value="24.9813738684639" calcext:value-type="float">
            <text:p>24.9813738685</text:p>
          </table:table-cell>
          <table:table-cell office:value-type="float" office:value="24.983559" calcext:value-type="float">
            <text:p>24.9835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3.953674" calcext:value-type="float">
            <text:p>463.953674</text:p>
          </table:table-cell>
          <table:table-cell table:style-name="ce10" table:number-columns-repeated="2"/>
          <table:table-cell table:formula="of:=[.C20]*[.$D19]" office:value-type="float" office:value="599.981373868464" calcext:value-type="float">
            <text:p>599.9813738685</text:p>
          </table:table-cell>
          <table:table-cell office:value-type="float" office:value="599.7" calcext:value-type="float">
            <text:p>599.7</text:p>
          </table:table-cell>
          <table:table-cell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9.354641" calcext:value-type="float">
            <text:p>19.354641</text:p>
          </table:table-cell>
          <table:table-cell table:formula="of:=([.B$2]-[.B$1])/([.C22]-[.C21])" office:value-type="float" office:value="1.28936937753245" calcext:value-type="float">
            <text:p>1.2893693775</text:p>
          </table:table-cell>
          <table:table-cell table:formula="of:=[.B$3]*[.D21]" office:value-type="float" office:value="0.00346946521451145" calcext:value-type="float">
            <text:p>0.0034694652</text:p>
          </table:table-cell>
          <table:table-cell table:formula="of:=[.C21]*[.$D21]" office:value-type="float" office:value="24.955281418534" calcext:value-type="float">
            <text:p>24.9552814185</text:p>
          </table:table-cell>
          <table:table-cell office:value-type="float" office:value="24.979643" calcext:value-type="float">
            <text:p>24.979643</text:p>
          </table:table-cell>
          <table:table-cell/>
        </table:table-row>
        <table:table-row table:style-name="ro1">
          <table:table-cell table:style-name="ce5" office:value-type="string" calcext:value-type="string">
            <text:p>SD47180004</text:p>
          </table:table-cell>
          <table:table-cell table:style-name="ce7"/>
          <table:table-cell office:value-type="float" office:value="465.309082" calcext:value-type="float">
            <text:p>465.309082</text:p>
          </table:table-cell>
          <table:table-cell table:style-name="ce10" table:number-columns-repeated="2"/>
          <table:table-cell table:formula="of:=[.C22]*[.$D21]" office:value-type="float" office:value="599.955281418534" calcext:value-type="float">
            <text:p>599.9552814185</text:p>
          </table:table-cell>
          <table:table-cell office:value-type="float" office:value="599.743835" calcext:value-type="float">
            <text:p>599.743835</text:p>
          </table:table-cell>
          <table:table-cell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19.568945" calcext:value-type="float">
            <text:p>19.568945</text:p>
          </table:table-cell>
          <table:table-cell table:formula="of:=([.B$2]-[.B$1])/([.C24]-[.C23])" office:value-type="float" office:value="1.27445190860267" calcext:value-type="float">
            <text:p>1.2744519086</text:p>
          </table:table-cell>
          <table:table-cell table:formula="of:=[.B$3]*[.D23]" office:value-type="float" office:value="0.00342932494094649" calcext:value-type="float">
            <text:p>0.0034293249</text:p>
          </table:table-cell>
          <table:table-cell table:formula="of:=[.C23]*[.$D23]" office:value-type="float" office:value="24.9396793045906" calcext:value-type="float">
            <text:p>24.9396793046</text:p>
          </table:table-cell>
          <table:table-cell office:value-type="float" office:value="24.9895" calcext:value-type="float">
            <text:p>24.9895</text:p>
          </table:table-cell>
          <table:table-cell/>
        </table:table-row>
        <table:table-row table:style-name="ro1">
          <table:table-cell/>
          <table:table-cell table:style-name="ce8"/>
          <table:table-cell office:value-type="float" office:value="470.743286" calcext:value-type="float">
            <text:p>470.743286</text:p>
          </table:table-cell>
          <table:table-cell table:style-name="ce10" table:number-columns-repeated="2"/>
          <table:table-cell table:formula="of:=[.C24]*[.$D23]" office:value-type="float" office:value="599.939679304591" calcext:value-type="float">
            <text:p>599.9396793046</text:p>
          </table:table-cell>
          <table:table-cell office:value-type="float" office:value="599.762634" calcext:value-type="float">
            <text:p>599.762634</text:p>
          </table:table-cell>
          <table:table-cell/>
        </table:table-row>
        <table:table-row table:style-name="ro1">
          <table:table-cell table:style-name="ce2" office:value-type="string" calcext:value-type="string">
            <text:p>300-0075-05, 1, RE44183469</text:p>
          </table:table-cell>
          <table:table-cell office:value-type="float" office:value="1" calcext:value-type="float">
            <text:p>1</text:p>
          </table:table-cell>
          <table:table-cell office:value-type="float" office:value="19.898699" calcext:value-type="float">
            <text:p>19.898699</text:p>
          </table:table-cell>
          <table:table-cell table:formula="of:=([.B$2]-[.B$1])/([.C26]-[.C25])" office:value-type="float" office:value="1.25318987222509" calcext:value-type="float">
            <text:p>1.2531898722</text:p>
          </table:table-cell>
          <table:table-cell table:formula="of:=[.B$3]*[.D25]" office:value-type="float" office:value="0.00337211255721293" calcext:value-type="float">
            <text:p>0.0033721126</text:p>
          </table:table-cell>
          <table:table-cell table:formula="of:=[.C25]*[.$D25]" office:value-type="float" office:value="24.9368480572555" calcext:value-type="float">
            <text:p>24.9368480573</text:p>
          </table:table-cell>
          <table:table-cell office:value-type="float" office:value="24.84728" calcext:value-type="float">
            <text:p>24.847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8.727814" calcext:value-type="float">
            <text:p>478.727814</text:p>
          </table:table-cell>
          <table:table-cell table:style-name="ce10" table:number-columns-repeated="2"/>
          <table:table-cell table:formula="of:=[.C26]*[.$D25]" office:value-type="float" office:value="599.936848057256" calcext:value-type="float">
            <text:p>599.9368480573</text:p>
          </table:table-cell>
          <table:table-cell office:value-type="float" office:value="599.85" calcext:value-type="float">
            <text:p>599.85</text:p>
          </table:table-cell>
          <table:table-cell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0.026" calcext:value-type="float">
            <text:p>20.026</text:p>
          </table:table-cell>
          <table:table-cell table:formula="of:=([.B$2]-[.B$1])/([.C28]-[.C27])" office:value-type="float" office:value="1.24594526074926" calcext:value-type="float">
            <text:p>1.2459452607</text:p>
          </table:table-cell>
          <table:table-cell table:formula="of:=[.B$3]*[.D27]" office:value-type="float" office:value="0.00335261858756698" calcext:value-type="float">
            <text:p>0.0033526186</text:p>
          </table:table-cell>
          <table:table-cell table:formula="of:=[.C27]*[.$D27]" office:value-type="float" office:value="24.9512997917646" calcext:value-type="float">
            <text:p>24.9512997918</text:p>
          </table:table-cell>
          <table:table-cell office:value-type="float" office:value="24.897532" calcext:value-type="float">
            <text:p>24.897532</text:p>
          </table:table-cell>
          <table:table-cell/>
        </table:table-row>
        <table:table-row table:style-name="ro1">
          <table:table-cell table:style-name="ce5" office:value-type="string" calcext:value-type="string">
            <text:p>SD41780005</text:p>
          </table:table-cell>
          <table:table-cell table:style-name="ce7"/>
          <table:table-cell office:value-type="float" office:value="481.523" calcext:value-type="float">
            <text:p>481.523</text:p>
          </table:table-cell>
          <table:table-cell table:style-name="ce10" table:number-columns-repeated="2"/>
          <table:table-cell table:formula="of:=[.C28]*[.$D27]" office:value-type="float" office:value="599.951299791765" calcext:value-type="float">
            <text:p>599.9512997918</text:p>
          </table:table-cell>
          <table:table-cell office:value-type="float" office:value="599.8679" calcext:value-type="float">
            <text:p>599.8679</text:p>
          </table:table-cell>
          <table:table-cell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19.896936" calcext:value-type="float">
            <text:p>19.896936</text:p>
          </table:table-cell>
          <table:table-cell table:formula="of:=([.B$2]-[.B$1])/([.C30]-[.C29])" office:value-type="float" office:value="1.25317013905219" calcext:value-type="float">
            <text:p>1.2531701391</text:p>
          </table:table-cell>
          <table:table-cell table:formula="of:=[.B$3]*[.D29]" office:value-type="float" office:value="0.00337205945873075" calcext:value-type="float">
            <text:p>0.0033720595</text:p>
          </table:table-cell>
          <table:table-cell table:formula="of:=[.C29]*[.$D29]" office:value-type="float" office:value="24.9342460538326" calcext:value-type="float">
            <text:p>24.9342460538</text:p>
          </table:table-cell>
          <table:table-cell office:value-type="float" office:value="24.832085" calcext:value-type="float">
            <text:p>24.832085</text:p>
          </table:table-cell>
          <table:table-cell/>
        </table:table-row>
        <table:table-row table:style-name="ro1">
          <table:table-cell/>
          <table:table-cell table:style-name="ce8"/>
          <table:table-cell office:value-type="float" office:value="478.733276" calcext:value-type="float">
            <text:p>478.733276</text:p>
          </table:table-cell>
          <table:table-cell table:style-name="ce10" table:number-columns-repeated="2"/>
          <table:table-cell table:formula="of:=[.C30]*[.$D29]" office:value-type="float" office:value="599.934246053833" calcext:value-type="float">
            <text:p>599.9342460538</text:p>
          </table:table-cell>
          <table:table-cell office:value-type="float" office:value="599.9" calcext:value-type="float">
            <text:p>599.9</text:p>
          </table:table-cell>
          <table:table-cell/>
        </table:table-row>
        <table:table-row table:style-name="ro1">
          <table:table-cell table:style-name="ce2" office:value-type="string" calcext:value-type="string">
            <text:p>300-0075-05, 1, RE44183475</text:p>
          </table:table-cell>
          <table:table-cell office:value-type="float" office:value="1" calcext:value-type="float">
            <text:p>1</text:p>
          </table:table-cell>
          <table:table-cell office:value-type="float" office:value="20.42668" calcext:value-type="float">
            <text:p>20.42668</text:p>
          </table:table-cell>
          <table:table-cell table:formula="of:=([.B$2]-[.B$1])/([.C32]-[.C31])" office:value-type="float" office:value="1.23251273421439" calcext:value-type="float">
            <text:p>1.2325127342</text:p>
          </table:table-cell>
          <table:table-cell table:formula="of:=[.B$3]*[.D31]" office:value-type="float" office:value="0.00331647403165632" calcext:value-type="float">
            <text:p>0.003316474</text:p>
          </table:table-cell>
          <table:table-cell table:formula="of:=[.C31]*[.$D31]" office:value-type="float" office:value="25.1761432177225" calcext:value-type="float">
            <text:p>25.1761432177</text:p>
          </table:table-cell>
          <table:table-cell office:value-type="float" office:value="25.1222255" calcext:value-type="float">
            <text:p>25.12222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6.9533" calcext:value-type="float">
            <text:p>486.9533</text:p>
          </table:table-cell>
          <table:table-cell table:style-name="ce10" table:number-columns-repeated="2"/>
          <table:table-cell table:formula="of:=[.C32]*[.$D31]" office:value-type="float" office:value="600.176143217723" calcext:value-type="float">
            <text:p>600.1761432177</text:p>
          </table:table-cell>
          <table:table-cell office:value-type="float" office:value="598.060974" calcext:value-type="float">
            <text:p>598.060974</text:p>
          </table:table-cell>
          <table:table-cell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0.232288" calcext:value-type="float">
            <text:p>20.232288</text:p>
          </table:table-cell>
          <table:table-cell table:formula="of:=([.B$2]-[.B$1])/([.C34]-[.C33])" office:value-type="float" office:value="1.24498295685453" calcext:value-type="float">
            <text:p>1.2449829569</text:p>
          </table:table-cell>
          <table:table-cell table:formula="of:=[.B$3]*[.D33]" office:value-type="float" office:value="0.00335002919778719" calcext:value-type="float">
            <text:p>0.0033500292</text:p>
          </table:table-cell>
          <table:table-cell table:formula="of:=[.C33]*[.$D33]" office:value-type="float" office:value="25.1888537381724" calcext:value-type="float">
            <text:p>25.1888537382</text:p>
          </table:table-cell>
          <table:table-cell office:value-type="float" office:value="25.1" calcext:value-type="float">
            <text:p>25.1</text:p>
          </table:table-cell>
          <table:table-cell/>
        </table:table-row>
        <table:table-row table:style-name="ro1">
          <table:table-cell table:style-name="ce5" office:value-type="string" calcext:value-type="string">
            <text:p>SD41780007</text:p>
          </table:table-cell>
          <table:table-cell table:style-name="ce7"/>
          <table:table-cell office:value-type="float" office:value="482.086" calcext:value-type="float">
            <text:p>482.086</text:p>
          </table:table-cell>
          <table:table-cell table:style-name="ce10" table:number-columns-repeated="2"/>
          <table:table-cell table:formula="of:=[.C34]*[.$D33]" office:value-type="float" office:value="600.188853738172" calcext:value-type="float">
            <text:p>600.1888537382</text:p>
          </table:table-cell>
          <table:table-cell office:value-type="float" office:value="598.027344" calcext:value-type="float">
            <text:p>598.027344</text:p>
          </table:table-cell>
          <table:table-cell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20.060133" calcext:value-type="float">
            <text:p>20.060133</text:p>
          </table:table-cell>
          <table:table-cell table:formula="of:=([.B$2]-[.B$1])/([.C36]-[.C35])" office:value-type="float" office:value="1.26146322621783" calcext:value-type="float">
            <text:p>1.2614632262</text:p>
          </table:table-cell>
          <table:table-cell table:formula="of:=[.B$3]*[.D35]" office:value-type="float" office:value="0.00339437469123389" calcext:value-type="float">
            <text:p>0.0033943747</text:p>
          </table:table-cell>
          <table:table-cell table:formula="of:=[.C35]*[.$D35]" office:value-type="float" office:value="25.3051200925387" calcext:value-type="float">
            <text:p>25.3051200925</text:p>
          </table:table-cell>
          <table:table-cell office:value-type="float" office:value="25.084974" calcext:value-type="float">
            <text:p>25.084974</text:p>
          </table:table-cell>
          <table:table-cell/>
        </table:table-row>
        <table:table-row table:style-name="ro1">
          <table:table-cell/>
          <table:table-cell table:style-name="ce8"/>
          <table:table-cell office:value-type="float" office:value="475.88" calcext:value-type="float">
            <text:p>475.88</text:p>
          </table:table-cell>
          <table:table-cell table:style-name="ce10" table:number-columns-repeated="2"/>
          <table:table-cell table:formula="of:=[.C36]*[.$D35]" office:value-type="float" office:value="600.305120092539" calcext:value-type="float">
            <text:p>600.3051200925</text:p>
          </table:table-cell>
          <table:table-cell office:value-type="float" office:value="298.280579" calcext:value-type="float">
            <text:p>298.280579</text:p>
          </table:table-cell>
          <table:table-cell/>
        </table:table-row>
        <table:table-row table:style-name="ro1">
          <table:table-cell table:style-name="ce2" office:value-type="string" calcext:value-type="string">
            <text:p>300-0075-05, 1, RE44183446</text:p>
          </table:table-cell>
          <table:table-cell office:value-type="float" office:value="1" calcext:value-type="float">
            <text:p>1</text:p>
          </table:table-cell>
          <table:table-cell office:value-type="float" office:value="20.69" calcext:value-type="float">
            <text:p>20.69</text:p>
          </table:table-cell>
          <table:table-cell table:formula="of:=([.B$2]-[.B$1])/([.C38]-[.C37])" office:value-type="float" office:value="1.24042178655253" calcext:value-type="float">
            <text:p>1.2404217866</text:p>
          </table:table-cell>
          <table:table-cell table:formula="of:=[.B$3]*[.D37]" office:value-type="float" office:value="0.0033377558942824" calcext:value-type="float">
            <text:p>0.0033377559</text:p>
          </table:table-cell>
          <table:table-cell table:formula="of:=[.C31]*[.$D37]" office:value-type="float" office:value="25.3376988989369" calcext:value-type="float">
            <text:p>25.3376988989</text:p>
          </table:table-cell>
          <table:table-cell office:value-type="float" office:value="25.49" calcext:value-type="float">
            <text:p>25.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4.242" calcext:value-type="float">
            <text:p>484.242</text:p>
          </table:table-cell>
          <table:table-cell table:style-name="ce10" table:number-columns-repeated="2"/>
          <table:table-cell table:formula="of:=[.C32]*[.$D37]" office:value-type="float" office:value="604.027482353652" calcext:value-type="float">
            <text:p>604.0274823537</text:p>
          </table:table-cell>
          <table:table-cell office:value-type="float" office:value="597.6" calcext:value-type="float">
            <text:p>597.6</text:p>
          </table:table-cell>
          <table:table-cell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0.245" calcext:value-type="float">
            <text:p>20.245</text:p>
          </table:table-cell>
          <table:table-cell table:formula="of:=([.B$2]-[.B$1])/([.C40]-[.C39])" office:value-type="float" office:value="1.2681007599783" calcext:value-type="float">
            <text:p>1.26810076</text:p>
          </table:table-cell>
          <table:table-cell table:formula="of:=[.B$3]*[.D39]" office:value-type="float" office:value="0.00341223512199437" calcext:value-type="float">
            <text:p>0.0034122351</text:p>
          </table:table-cell>
          <table:table-cell table:formula="of:=[.C33]*[.$D39]" office:value-type="float" office:value="25.6565797888998" calcext:value-type="float">
            <text:p>25.6565797889</text:p>
          </table:table-cell>
          <table:table-cell office:value-type="float" office:value="25.46" calcext:value-type="float">
            <text:p>25.46</text:p>
          </table:table-cell>
          <table:table-cell/>
        </table:table-row>
        <table:table-row table:style-name="ro1">
          <table:table-cell table:style-name="ce5" office:value-type="string" calcext:value-type="string">
            <text:p>SD41780015</text:p>
          </table:table-cell>
          <table:table-cell table:style-name="ce7"/>
          <table:table-cell office:value-type="float" office:value="473.679" calcext:value-type="float">
            <text:p>473.679</text:p>
          </table:table-cell>
          <table:table-cell table:style-name="ce10" table:number-columns-repeated="2"/>
          <table:table-cell table:formula="of:=[.C34]*[.$D39]" office:value-type="float" office:value="611.333622974898" calcext:value-type="float">
            <text:p>611.3336229749</text:p>
          </table:table-cell>
          <table:table-cell office:value-type="float" office:value="597.42" calcext:value-type="float">
            <text:p>597.42</text:p>
          </table:table-cell>
          <table:table-cell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20.383" calcext:value-type="float">
            <text:p>20.383</text:p>
          </table:table-cell>
          <table:table-cell table:formula="of:=([.B$2]-[.B$1])/([.C42]-[.C41])" office:value-type="float" office:value="1.2593713656185" calcext:value-type="float">
            <text:p>1.2593713656</text:p>
          </table:table-cell>
          <table:table-cell table:formula="of:=[.B$3]*[.D41]" office:value-type="float" office:value="0.00338874586390992" calcext:value-type="float">
            <text:p>0.0033887459</text:p>
          </table:table-cell>
          <table:table-cell table:formula="of:=[.C35]*[.$D41]" office:value-type="float" office:value="25.2631570906988" calcext:value-type="float">
            <text:p>25.2631570907</text:p>
          </table:table-cell>
          <table:table-cell office:value-type="float" office:value="25.45" calcext:value-type="float">
            <text:p>25.45</text:p>
          </table:table-cell>
          <table:table-cell/>
        </table:table-row>
        <table:table-row table:style-name="ro1">
          <table:table-cell/>
          <table:table-cell table:style-name="ce8"/>
          <table:table-cell office:value-type="float" office:value="476.96" calcext:value-type="float">
            <text:p>476.96</text:p>
          </table:table-cell>
          <table:table-cell table:style-name="ce10" table:number-columns-repeated="2"/>
          <table:table-cell table:formula="of:=[.C36]*[.$D41]" office:value-type="float" office:value="599.309645470534" calcext:value-type="float">
            <text:p>599.3096454705</text:p>
          </table:table-cell>
          <table:table-cell office:value-type="float" office:value="597.47" calcext:value-type="float">
            <text:p>597.47</text:p>
          </table:table-cell>
          <table:table-cell/>
        </table:table-row>
        <table:table-row table:style-name="ro1">
          <table:table-cell table:style-name="ce2" office:value-type="string" calcext:value-type="string">
            <text:p>300-0075-05, 1, RE44183448</text:p>
          </table:table-cell>
          <table:table-cell office:value-type="float" office:value="1" calcext:value-type="float">
            <text:p>1</text:p>
          </table:table-cell>
          <table:table-cell office:value-type="float" office:value="20.44" calcext:value-type="float">
            <text:p>20.44</text:p>
          </table:table-cell>
          <table:table-cell table:formula="of:=([.B$2]-[.B$1])/([.C44]-[.C43])" office:value-type="float" office:value="1.25001500018" calcext:value-type="float">
            <text:p>1.2500150002</text:p>
          </table:table-cell>
          <table:table-cell table:formula="of:=[.B$3]*[.D43]" office:value-type="float" office:value="0.00336356953741357" calcext:value-type="float">
            <text:p>0.0033635695</text:p>
          </table:table-cell>
          <table:table-cell table:formula="of:=[.C37]*[.$D43]" office:value-type="float" office:value="25.8628103537242" calcext:value-type="float">
            <text:p>25.8628103537</text:p>
          </table:table-cell>
          <table:table-cell office:value-type="float" office:value="25.469625" calcext:value-type="float">
            <text:p>25.4696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0.43448" calcext:value-type="float">
            <text:p>480.43448</text:p>
          </table:table-cell>
          <table:table-cell table:style-name="ce10" table:number-columns-repeated="2"/>
          <table:table-cell table:formula="of:=[.C38]*[.$D43]" office:value-type="float" office:value="605.309763717165" calcext:value-type="float">
            <text:p>605.3097637172</text:p>
          </table:table-cell>
          <table:table-cell office:value-type="float" office:value="601.1867" calcext:value-type="float">
            <text:p>601.1867</text:p>
          </table:table-cell>
          <table:table-cell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0.495998" calcext:value-type="float">
            <text:p>20.495998</text:p>
          </table:table-cell>
          <table:table-cell table:formula="of:=([.B$2]-[.B$1])/([.C46]-[.C45])" office:value-type="float" office:value="1.24805313478346" calcext:value-type="float">
            <text:p>1.2480531348</text:p>
          </table:table-cell>
          <table:table-cell table:formula="of:=[.B$3]*[.D45]" office:value-type="float" office:value="0.00335829050421528" calcext:value-type="float">
            <text:p>0.0033582905</text:p>
          </table:table-cell>
          <table:table-cell table:formula="of:=[.C39]*[.$D45]" office:value-type="float" office:value="25.2668357136912" calcext:value-type="float">
            <text:p>25.2668357137</text:p>
          </table:table-cell>
          <table:table-cell office:value-type="float" office:value="25.5" calcext:value-type="float">
            <text:p>25.5</text:p>
          </table:table-cell>
          <table:table-cell/>
        </table:table-row>
        <table:table-row table:style-name="ro1">
          <table:table-cell table:style-name="ce5" office:value-type="string" calcext:value-type="string">
            <text:p>SD41780009</text:p>
          </table:table-cell>
          <table:table-cell table:style-name="ce7"/>
          <table:table-cell office:value-type="float" office:value="481.213562" calcext:value-type="float">
            <text:p>481.213562</text:p>
          </table:table-cell>
          <table:table-cell table:style-name="ce10" table:number-columns-repeated="2"/>
          <table:table-cell table:formula="of:=[.C40]*[.$D45]" office:value-type="float" office:value="591.176560831095" calcext:value-type="float">
            <text:p>591.1765608311</text:p>
          </table:table-cell>
          <table:table-cell office:value-type="float" office:value="601.19" calcext:value-type="float">
            <text:p>601.19</text:p>
          </table:table-cell>
          <table:table-cell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20.398752" calcext:value-type="float">
            <text:p>20.398752</text:p>
          </table:table-cell>
          <table:table-cell table:formula="of:=([.B$2]-[.B$1])/([.C48]-[.C47])" office:value-type="float" office:value="1.25143907604238" calcext:value-type="float">
            <text:p>1.251439076</text:p>
          </table:table-cell>
          <table:table-cell table:formula="of:=[.B$3]*[.D47]" office:value-type="float" office:value="0.0033674014739815" calcext:value-type="float">
            <text:p>0.0033674015</text:p>
          </table:table-cell>
          <table:table-cell table:formula="of:=[.C41]*[.$D47]" office:value-type="float" office:value="25.5080826869718" calcext:value-type="float">
            <text:p>25.508082687</text:p>
          </table:table-cell>
          <table:table-cell office:value-type="float" office:value="25.477369" calcext:value-type="float">
            <text:p>25.477369</text:p>
          </table:table-cell>
          <table:table-cell/>
        </table:table-row>
        <table:table-row table:style-name="ro1">
          <table:table-cell/>
          <table:table-cell table:style-name="ce8"/>
          <table:table-cell office:value-type="float" office:value="479.869781" calcext:value-type="float">
            <text:p>479.869781</text:p>
          </table:table-cell>
          <table:table-cell table:style-name="ce10" table:number-columns-repeated="2"/>
          <table:table-cell table:formula="of:=[.C42]*[.$D47]" office:value-type="float" office:value="596.886381709172" calcext:value-type="float">
            <text:p>596.8863817092</text:p>
          </table:table-cell>
          <table:table-cell office:value-type="float" office:value="601.18" calcext:value-type="float">
            <text:p>601.18</text:p>
          </table:table-cell>
          <table:table-cell/>
        </table:table-row>
        <table:table-row table:style-name="ro1">
          <table:table-cell table:style-name="ce2" office:value-type="string" calcext:value-type="string">
            <text:p>300-0075-05, 1, RE44183475</text:p>
          </table:table-cell>
          <table:table-cell office:value-type="float" office:value="1" calcext:value-type="float">
            <text:p>1</text:p>
          </table:table-cell>
          <table:table-cell office:value-type="float" office:value="20.509867" calcext:value-type="float">
            <text:p>20.509867</text:p>
          </table:table-cell>
          <table:table-cell table:formula="of:=([.B$2]-[.B$1])/([.C50]-[.C49])" office:value-type="float" office:value="1.24117649518321" calcext:value-type="float">
            <text:p>1.2411764952</text:p>
          </table:table-cell>
          <table:table-cell table:formula="of:=[.B$3]*[.D49]" office:value-type="float" office:value="0.00333978668188048" calcext:value-type="float">
            <text:p>0.0033397867</text:p>
          </table:table-cell>
          <table:table-cell table:formula="of:=[.C43]*[.$D49]" office:value-type="float" office:value="25.3696475615448" calcext:value-type="float">
            <text:p>25.3696475615</text:p>
          </table:table-cell>
          <table:table-cell office:value-type="float" office:value="25.462761" calcext:value-type="float">
            <text:p>25.4627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3.78" calcext:value-type="float">
            <text:p>483.78</text:p>
          </table:table-cell>
          <table:table-cell table:style-name="ce10" table:number-columns-repeated="2"/>
          <table:table-cell table:formula="of:=[.C44]*[.$D49]" office:value-type="float" office:value="596.303984051569" calcext:value-type="float">
            <text:p>596.3039840516</text:p>
          </table:table-cell>
          <table:table-cell office:value-type="float" office:value="599.785522" calcext:value-type="float">
            <text:p>599.785522</text:p>
          </table:table-cell>
          <table:table-cell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0.454464" calcext:value-type="float">
            <text:p>20.454464</text:p>
          </table:table-cell>
          <table:table-cell table:formula="of:=([.B$2]-[.B$1])/([.C52]-[.C51])" office:value-type="float" office:value="1.2414653923267" calcext:value-type="float">
            <text:p>1.2414653923</text:p>
          </table:table-cell>
          <table:table-cell table:formula="of:=[.B$3]*[.D51]" office:value-type="float" office:value="0.00334056405305693" calcext:value-type="float">
            <text:p>0.0033405641</text:p>
          </table:table-cell>
          <table:table-cell table:formula="of:=[.C45]*[.$D51]" office:value-type="float" office:value="25.4450721981972" calcext:value-type="float">
            <text:p>25.4450721982</text:p>
          </table:table-cell>
          <table:table-cell office:value-type="float" office:value="25.504482" calcext:value-type="float">
            <text:p>25.504482</text:p>
          </table:table-cell>
          <table:table-cell/>
        </table:table-row>
        <table:table-row table:style-name="ro1">
          <table:table-cell table:style-name="ce5" office:value-type="string" calcext:value-type="string">
            <text:p>SD41780007</text:p>
          </table:table-cell>
          <table:table-cell table:style-name="ce7"/>
          <table:table-cell office:value-type="float" office:value="483.616791" calcext:value-type="float">
            <text:p>483.616791</text:p>
          </table:table-cell>
          <table:table-cell table:style-name="ce10" table:number-columns-repeated="2"/>
          <table:table-cell table:formula="of:=[.C46]*[.$D51]" office:value-type="float" office:value="597.409983541256" calcext:value-type="float">
            <text:p>597.4099835413</text:p>
          </table:table-cell>
          <table:table-cell office:value-type="float" office:value="599.685364" calcext:value-type="float">
            <text:p>599.685364</text:p>
          </table:table-cell>
          <table:table-cell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20.454201" calcext:value-type="float">
            <text:p>20.454201</text:p>
          </table:table-cell>
          <table:table-cell table:formula="of:=([.B$2]-[.B$1])/([.C54]-[.C53])" office:value-type="float" office:value="1.24496507974714" calcext:value-type="float">
            <text:p>1.2449650797</text:p>
          </table:table-cell>
          <table:table-cell table:formula="of:=[.B$3]*[.D53]" office:value-type="float" office:value="0.00334998109364938" calcext:value-type="float">
            <text:p>0.0033499811</text:p>
          </table:table-cell>
          <table:table-cell table:formula="of:=[.C47]*[.$D53]" office:value-type="float" office:value="25.3957339104221" calcext:value-type="float">
            <text:p>25.3957339104</text:p>
          </table:table-cell>
          <table:table-cell office:value-type="float" office:value="25.465441" calcext:value-type="float">
            <text:p>25.465441</text:p>
          </table:table-cell>
          <table:table-cell/>
        </table:table-row>
        <table:table-row table:style-name="ro1">
          <table:table-cell/>
          <table:table-cell table:style-name="ce8"/>
          <table:table-cell office:value-type="float" office:value="482.314545" calcext:value-type="float">
            <text:p>482.314545</text:p>
          </table:table-cell>
          <table:table-cell table:style-name="ce10" table:number-columns-repeated="2"/>
          <table:table-cell table:formula="of:=[.C48]*[.$D53]" office:value-type="float" office:value="597.421120170906" calcext:value-type="float">
            <text:p>597.4211201709</text:p>
          </table:table-cell>
          <table:table-cell office:value-type="float" office:value="599.799072" calcext:value-type="float">
            <text:p>599.799072</text:p>
          </table:table-cell>
          <table:table-cell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56]-[.C55])" office:value-type="string" office:string-value="" calcext:value-type="error">
            <text:p>#DIV/0!</text:p>
          </table:table-cell>
          <table:table-cell table:formula="of:=[.B$3]*[.D55]" office:value-type="string" office:string-value="" calcext:value-type="error">
            <text:p>#DIV/0!</text:p>
          </table:table-cell>
          <table:table-cell table:formula="of:=[.C49]*[.$D55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50]*[.$D55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58]-[.C57])" office:value-type="string" office:string-value="" calcext:value-type="error">
            <text:p>#DIV/0!</text:p>
          </table:table-cell>
          <table:table-cell table:formula="of:=[.B$3]*[.D57]" office:value-type="string" office:string-value="" calcext:value-type="error">
            <text:p>#DIV/0!</text:p>
          </table:table-cell>
          <table:table-cell table:formula="of:=[.C51]*[.$D57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52]*[.$D57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60]-[.C59])" office:value-type="string" office:string-value="" calcext:value-type="error">
            <text:p>#DIV/0!</text:p>
          </table:table-cell>
          <table:table-cell table:formula="of:=[.B$3]*[.D59]" office:value-type="string" office:string-value="" calcext:value-type="error">
            <text:p>#DIV/0!</text:p>
          </table:table-cell>
          <table:table-cell table:formula="of:=[.C53]*[.$D59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54]*[.$D59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 table:style-name="Default"/>
          <table:table-cell table:formula="of:=([.B$2]-[.B$1])/([.C62]-[.C61])" office:value-type="string" office:string-value="" calcext:value-type="error">
            <text:p>#DIV/0!</text:p>
          </table:table-cell>
          <table:table-cell table:formula="of:=[.B$3]*[.D61]" office:value-type="string" office:string-value="" calcext:value-type="error">
            <text:p>#DIV/0!</text:p>
          </table:table-cell>
          <table:table-cell table:formula="of:=[.C55]*[.$D61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10" table:number-columns-repeated="2"/>
          <table:table-cell table:formula="of:=[.C56]*[.$D61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 table:style-name="Default"/>
          <table:table-cell table:formula="of:=([.B$2]-[.B$1])/([.C64]-[.C63])" office:value-type="string" office:string-value="" calcext:value-type="error">
            <text:p>#DIV/0!</text:p>
          </table:table-cell>
          <table:table-cell table:formula="of:=[.B$3]*[.D63]" office:value-type="string" office:string-value="" calcext:value-type="error">
            <text:p>#DIV/0!</text:p>
          </table:table-cell>
          <table:table-cell table:formula="of:=[.C57]*[.$D6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7"/>
          <table:table-cell table:style-name="Default"/>
          <table:table-cell table:style-name="ce10" table:number-columns-repeated="2"/>
          <table:table-cell table:formula="of:=[.C58]*[.$D6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Default"/>
          <table:table-cell table:formula="of:=([.B$2]-[.B$1])/([.C66]-[.C65])" office:value-type="string" office:string-value="" calcext:value-type="error">
            <text:p>#DIV/0!</text:p>
          </table:table-cell>
          <table:table-cell table:formula="of:=[.B$3]*[.D65]" office:value-type="string" office:string-value="" calcext:value-type="error">
            <text:p>#DIV/0!</text:p>
          </table:table-cell>
          <table:table-cell table:formula="of:=[.C59]*[.$D65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 table:style-name="Default"/>
          <table:table-cell table:style-name="ce10" table:number-columns-repeated="2"/>
          <table:table-cell table:formula="of:=[.C60]*[.$D65]" office:value-type="string" office:string-value="" calcext:value-type="error">
            <text:p>#DIV/0!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0">00/00/0000</text:date>, <text:time style:data-style-name="N2" text:time-value="08:25:32.134511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0:59:09.580498686</meta:creation-date>
    <dc:date>2018-12-10T09:19:16.508902484</dc:date>
    <meta:editing-duration>PT5H31M58S</meta:editing-duration>
    <meta:editing-cycles>22</meta:editing-cycles>
    <meta:generator>LibreOffice/4.2.8.2$Linux_X86_64 LibreOffice_project/420m0$Build-2</meta:generator>
    <meta:document-statistic meta:table-count="2" meta:cell-count="632" meta:object-count="0"/>
  </office:meta>
</office:document-meta>
</file>